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family-generic="roman"/>
    <style:font-face style:name="PTSerif-Regular" svg:font-family="PTSerif-Regular" style:font-family-generic="roman"/>
    <style:font-face style:name="Arial Unicode MS1" svg:font-family="'Arial Unicode MS'" style:font-family-generic="system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 style:master-page-name="">
      <style:paragraph-properties fo:line-height="100%" fo:text-align="start" style:justify-single-word="false" fo:orphans="0" fo:widows="0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PTSerif-Regular" fo:font-size="11pt" fo:language="fr" fo:country="FR" fo:font-style="normal" fo:font-weight="bold" style:letter-kerning="true" style:font-name-asian="Arial Unicode MS1" style:font-size-asian="11pt" style:language-asian="zh" style:country-asian="CN" style:font-style-asian="normal" style:font-weight-asian="bold" style:font-name-complex="Arial Unicode MS1" style:font-size-complex="11pt" style:language-complex="hi" style:country-complex="IN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P6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P7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PT Serif1" fo:font-size="11pt" fo:language="fr" fo:country="FR" fo:font-weight="normal" style:letter-kerning="true" style:font-name-asian="Arial Unicode MS1" style:font-size-asian="11pt" style:language-asian="zh" style:country-asian="CN" style:font-weight-asian="normal" style:font-name-complex="Arial Unicode MS1" style:font-size-complex="11pt" style:language-complex="hi" style:country-complex="IN"/>
    </style:style>
    <style:style style:name="P8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PT Serif1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P9" style:family="paragraph" style:parent-style-name="Standard">
      <style:paragraph-properties fo:line-height="100%" fo:text-align="start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T2" style:family="text"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 style:font-style-complex="italic"/>
    </style:style>
    <style:style style:name="T3" style:family="text">
      <style:text-properties fo:color="#000000" style:font-name="PTSerif-Regular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/>
    </style:style>
    <style:style style:name="T4" style:family="text">
      <style:text-properties fo:color="#000000" style:font-name="PTSerif-Regular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 style:font-style-complex="italic"/>
    </style:style>
    <style:style style:name="T5" style:family="text">
      <style:text-properties fo:color="#000000" style:font-name="PT Serif1" fo:font-size="11pt" fo:language="fr" fo:country="FR" fo:font-weight="normal" style:letter-kerning="true" style:font-name-asian="Arial Unicode MS1" style:font-size-asian="11pt" style:language-asian="zh" style:country-asian="CN" style:font-weight-asian="normal" style:font-name-complex="Arial Unicode MS1" style:font-size-complex="11pt" style:language-complex="hi" style:country-complex="IN"/>
    </style:style>
    <style:style style:name="T6" style:family="text">
      <style:text-properties fo:color="#000000" style:font-name="PT Serif1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/>
    </style:style>
    <style:style style:name="T7" style:family="text">
      <style:text-properties fo:color="#000000" style:font-name="PT Serif1" fo:font-size="11pt" fo:language="fr" fo:country="FR" fo:font-style="italic" fo:font-weight="normal" style:letter-kerning="true" style:font-name-asian="Arial Unicode MS1" style:font-size-asian="11pt" style:language-asian="zh" style:country-asian="CN" style:font-style-asian="italic" style:font-weight-asian="normal" style:font-name-complex="Arial Unicode MS1" style:font-size-complex="11pt" style:language-complex="hi" style:country-complex="IN" style:font-style-complex="italic"/>
    </style:style>
    <style:style style:name="T8" style:family="text">
      <style:text-properties fo:color="#000000" style:font-name="PT Serif1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ibliographie</text:p>
      <text:p text:style-name="P2"/>
      <text:p text:style-name="P1">ALBANESE, Andrew. «BiblioBazaar: How a Company Produces 272,930 Books A Year», <text:span text:style-name="T9">Publishers Weekly</text:span> <text:span text:style-name="T1">[en ligne]</text:span>, 15 avril 2010. <text:span text:style-name="T1">Disponible sur : </text:span>&lt;http://www.publishersweekly.com/pw/by-topic/industry-news/publisher-news/article/42850-bibliobazaar-how-a-company-produces-272-930-books-a-year.html&gt;<text:span text:style-name="T1"> [consulté le 28 avril 2012].</text:span></text:p>
      <text:p text:style-name="P1"/>
      <text:p text:style-name="P2">AMAZON. «Amazon.com Now Selling More Kindle Books Than Print Books» <text:span text:style-name="T1">[en ligne]</text:span>, 19 mai 2011. <text:span text:style-name="T1">Disponible sur : </text:span>&lt;http://phx.corporate-ir.net/phoenix.zhtml?c=176060&amp;p=irol-newsArticle&amp;ID=1565581&gt; <text:span text:style-name="T1">[consulté le 28 avril 2012].</text:span></text:p>
      <text:p text:style-name="P2"/>
      <text:p text:style-name="P7">ALLEN, Greg. «Well-Meaning Thoughts On Wohlgemeynte Gedanken» [en ligne], 3 août 2011. Disponible sur : &lt;http://greg.org/archive/2011/08/03/well-meaning_thoughts_on_wohlgemeynte_gedanken.html&gt; [consulté le 30 avril 2012].</text:p>
      <text:p text:style-name="P2"/>
      <text:p text:style-name="P7">BORTHWICK, John (Borthwick). «Beautiful, digital errors become art: a spectacular calibration failure at Google Books: http://bit.ly/pPSyCt, via @hochstenbach» [tweet], 2 août 2011, 4:39 PM. Disponible sur : &lt;https://twitter.com/#!/Borthwick/status/98402472879599616&gt; [consulté le 30 avril 2012].</text:p>
      <text:p text:style-name="P7"/>
      <text:p text:style-name="P5">BOWKER. «Print isn’t dead, says Bowker’s Annual Book Production Report» [en ligne], 18 mai 2011. Disponible sur : &lt;http://www.bowker.com/en-US/aboutus/press_room/2011/pr_05182011.shtml&gt; [consulté le 28 avril 2012].</text:p>
      <text:p text:style-name="P2"/>
      <text:p text:style-name="P6">BRIDLE, James. «The Value of Ruins» [audio en ligne], 2010. <text:s/>Disponible sur : &lt;http://2010.dconstruct.org/speakers/james-bridle&gt; [consulté le 28 avril 2012].</text:p>
      <text:p text:style-name="P2"/>
      <text:p text:style-name="P6">GOLDSMITH, Kenneth. «Multiple Future» [vidéo en ligne], 22 octobre 2011. Disponible sur : &lt;http://www.youtube.com/watch?v=sqNbdxfhbGY&gt; [consulté le 28 avril 2012].</text:p>
      <text:p text:style-name="P6"/>
      <text:p text:style-name="P6">GOOGLE. «History of Google Books» [en ligne], 2011. Disponible sur : &lt;http://books.google.com/intl/en/googlebooks/history.html&gt; [consulté le 28 avril 2012].</text:p>
      <text:p text:style-name="P2"/>
      <text:p text:style-name="P7">HOCHSTENBACH, Patrick (hochstenbach). «This is beautifull: a spectacular calibration failure at Google Books: http://bit.ly/pPSyCt» [tweet], 1er août 2011, 2:56 PM. Disponible sur : <text:s/>&lt;https://twitter.com/#!/hochstenbach/status/98014258394169344&gt; [consulté le 30 avril 2012].</text:p>
      <text:p text:style-name="P7"/>
      <text:p text:style-name="P2"><text:span text:style-name="T5">JACKSON, Joab. «Google: 129 Million Different Books Have Been Published», </text:span><text:span text:style-name="T7">PC World</text:span><text:span text:style-name="T5"> [en ligne], 6 août 2010. </text:span><text:span text:style-name="T8">Disponible sur : &lt;http://www.pcworld.com/article/202803/google_129_million_different_books_have_been_published.html&gt; [consulté le 30 avril 2012].</text:span></text:p>
      <text:p text:style-name="P8"/>
      <text:p text:style-name="P2"><text:span text:style-name="T1">KAHLE, Brewster. «Why Preserve Books? The New Physical Archive of the Internet Archive», </text:span><text:span text:style-name="T4">Internet Archive Blogs</text:span><text:span text:style-name="T1"> [en ligne], 6 juin 2011. Disponible sur : &lt;http://blog.archive.org/?p=3275&gt; <text:s/>[consulté le 30 avril 2012].</text:span></text:p>
      <text:p text:style-name="P2"/>
      <text:p text:style-name="P2"><text:span text:style-name="T5">MCNEIL, Joanne. «Distorted Scans in Google Books», </text:span><text:span text:style-name="T6">Rhizome</text:span><text:span text:style-name="T8"> [en ligne], 2 août 2011. Disponible sur : &lt;http://rhizome.org/editorial/2011/aug/2/distorted-scans-google-books/&gt; [consulté le 30 avril 2012].</text:span></text:p>
      <text:p text:style-name="P2"><text:soft-page-break/><text:span text:style-name="T8"/></text:p>
      <text:p text:style-name="P2"><text:span text:style-name="T8">LIALINA, Olia. «A Vernacular Web», </text:span><text:span text:style-name="T6">Art Teleportacia</text:span><text:span text:style-name="T8"> [en ligne], janvier 2005. Disponible sur : &lt;http://art.teleportacia.org/observation/vernacular/&gt; [consulté le 30 avril 2012].</text:span></text:p>
      <text:p text:style-name="P2"/>
      <text:p text:style-name="P2"><text:span text:style-name="T1">OBRIST, Hans Ulrich. «In Conversation with Julian Assange Part I», </text:span><text:span text:style-name="T3">e-flux journal</text:span><text:span text:style-name="T1"> [en ligne], n. 25, mai 2011. Disponible sur : &lt;http://www.e-flux.com/?p=8888232&gt; [consulté le 28 avril 2012]. </text:span></text:p>
      <text:p text:style-name="P6"/>
      <text:p text:style-name="P2"><text:span text:style-name="T1">ROMANO, Frank. «Millions of books, one at a time», </text:span><text:span text:style-name="T4">WhatTheyThink </text:span><text:span text:style-name="T2">[en ligne]</text:span><text:span text:style-name="T1">, 20 mai 2011. Disponible sur : &lt;http://whattheythink.com/articles/50935-millions-books-one-time/&gt; [consulté le 28 avril 2012].</text:span></text:p>
      <text:p text:style-name="P2"/>
      <text:p text:style-name="P6">SCOTT, Jason. «ARCHIVE TEAM: A Distributed Preservation of Service Attack» [vidéo en ligne], 5 septembre 2011. Disponible sur : &lt;http://www.youtube.com/watch?v=-2ZTmuX3cog&gt; [consulté le 28 avril 2012].</text:p>
      <text:p text:style-name="P2"/>
      <text:p text:style-name="P6">TAYCHER, Leonid. «Books of the world, stand up and be counted! All 129,864,880 of you» [en ligne]. 5 août 2010. Disponible sur : &lt;http://booksearch.blogspot.com/2010/08/books-of-world-stand-up-and-be-counted.html&gt; [consulté le 28 avril 2012].</text:p>
      <text:p text:style-name="P2"/>
      <text:p text:style-name="P6">VALTER. «Brenoritvrezorkre - Four Demos» [en ligne]. 11 février 2009. Disponible sur : &lt;http://surrealdocuments.blogspot.com/2009/02/br.html&gt; [consulté le 28 avril 2012].</text:p>
      <text:p text:style-name="P6"/>
      <text:p text:style-name="P6">WILSON, Andrew Norman. «Workers Leaving the Googleplex» [vidéo en ligne], 2011. Disponible sur : &lt;http://www.andrewnormanwilson.com/portfolios/70411-workers-leaving-the-googleplex&gt; [consulté le 28 avril 2012].</text:p>
      <text:p text:style-name="P2"/>
      <text:p text:style-name="P5">ZAWINSKI, Jamie. «A classic in the nascent field of glitch studies» [en ligne], 7 août 2011. Disponible sur : &lt;http://www.jwz.org/blog/2011/08/a-classic-in-the-nascent-field-of-glitch-studies/&gt; [consulté le 30 avril 2012].</text:p>
      <text:p text:style-name="P5"/>
      <text:p text:style-name="P5"/>
      <text:p text:style-name="P1"/>
      <text:p text:style-name="P5"/>
      <text:p text:style-name="P1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T Serif1" svg:font-family="'PT Serif'" style:font-family-generic="roman"/>
    <style:font-face style:name="PTSerif-Regular" svg:font-family="PTSerif-Regular" style:font-family-generic="roman"/>
    <style:font-face style:name="Arial Unicode MS1" svg:font-family="'Arial Unicode MS'" style:font-family-generic="system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PT Serif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7:06:45</meta:creation-date>
    <dc:date>2012-05-05T03:42:48</dc:date>
    <meta:editing-duration>PT7H15M11S</meta:editing-duration>
    <meta:editing-cycles>10</meta:editing-cycles>
    <meta:generator>LibreOffice/3.5$MacOSX_x86 LibreOffice_project/281b639-6baa1d3-ef66a77-d866f25-f36d45f</meta:generator>
    <meta:document-statistic meta:table-count="0" meta:image-count="0" meta:object-count="0" meta:page-count="2" meta:paragraph-count="21" meta:word-count="481" meta:character-count="4321" meta:non-whitespace-character-count="3857"/>
  </office:meta>
</office:document-meta>
</file>